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height="0cm" fo:min-width="0.965cm"/>
      <style:paragraph-properties style:writing-mode="tb-r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3.3cm" svg:height="1.9cm" svg:x="7cm" svg:y="6.6cm">
          <text:p text:style-name="P1">编码器</text:p>
        </draw:rect>
        <draw:line draw:style-name="gr2" draw:text-style-name="P1" draw:layer="layout" svg:x1="10.3cm" svg:y1="7.5cm" svg:x2="12.7cm" svg:y2="7.5cm">
          <text:p/>
        </draw:line>
        <draw:rect draw:style-name="gr1" draw:text-style-name="P1" draw:layer="layout" svg:width="3.464cm" svg:height="1.9cm" svg:x="12.736cm" svg:y="6.7cm">
          <text:p text:style-name="P1">调制和放大</text:p>
        </draw:rect>
        <draw:line draw:style-name="gr2" draw:text-style-name="P1" draw:layer="layout" svg:x1="2.5cm" svg:y1="7.5cm" svg:x2="7cm" svg:y2="7.5cm">
          <text:p/>
        </draw:line>
        <draw:frame draw:style-name="gr3" draw:layer="layout" svg:width="3.677cm" svg:height="1.072cm" svg:x="2.723cm" svg:y="6.4cm">
          <draw:text-box>
            <text:p>发送的数据</text:p>
          </draw:text-box>
        </draw:frame>
        <draw:line draw:style-name="gr2" draw:text-style-name="P1" draw:layer="layout" svg:x1="16.2cm" svg:y1="7.4cm" svg:x2="18.4cm" svg:y2="7.4cm">
          <text:p/>
        </draw:line>
        <draw:rect draw:style-name="gr1" draw:text-style-name="P1" draw:layer="layout" svg:width="3.5cm" svg:height="2.1cm" svg:x="18.4cm" svg:y="6.5cm">
          <text:p text:style-name="P1">滤波</text:p>
        </draw:rect>
        <draw:line draw:style-name="gr4" draw:text-style-name="P1" draw:layer="layout" svg:x1="21.9cm" svg:y1="7.3cm" svg:x2="26.6cm" svg:y2="7.3cm">
          <text:p text:style-name="P1">电话线</text:p>
          <text:p text:style-name="P1"/>
        </draw:line>
        <draw:frame draw:style-name="gr5" draw:layer="layout" svg:width="1.465cm" svg:height="2.714cm" svg:x="1.735cm" svg:y="2.4cm">
          <draw:text-box>
            <text:p>发送端</text:p>
          </draw:text-box>
        </draw:frame>
      </draw:page>
      <draw:page draw:name="page2" draw:style-name="dp1" draw:master-page-name="默认">
        <draw:rect draw:style-name="gr1" draw:text-style-name="P1" draw:layer="layout" svg:width="3.8cm" svg:height="1.6cm" svg:x="2.9cm" svg:y="2.3cm">
          <text:p text:style-name="P1">接收端</text:p>
        </draw:rect>
        <draw:line draw:style-name="gr2" draw:text-style-name="P1" draw:layer="layout" svg:x1="27.6cm" svg:y1="6.9cm" svg:x2="24.3cm" svg:y2="6.9cm">
          <text:p/>
        </draw:line>
        <draw:frame draw:style-name="gr3" draw:layer="layout" svg:width="2.407cm" svg:height="1.072cm" svg:x="24.9cm" svg:y="5.628cm">
          <draw:text-box>
            <text:p>电话线</text:p>
          </draw:text-box>
        </draw:frame>
        <draw:rect draw:style-name="gr1" draw:text-style-name="P1" draw:layer="layout" svg:width="5cm" svg:height="2.4cm" svg:x="19.3cm" svg:y="5.8cm">
          <text:p text:style-name="P1">滤波和放大</text:p>
        </draw:rect>
        <draw:line draw:style-name="gr2" draw:text-style-name="P1" draw:layer="layout" svg:x1="19.3cm" svg:y1="6.9cm" svg:x2="17.1cm" svg:y2="6.9cm">
          <text:p/>
        </draw:line>
        <draw:rect draw:style-name="gr1" draw:text-style-name="P1" draw:layer="layout" svg:width="5.3cm" svg:height="2.2cm" svg:x="11.8cm" svg:y="6cm">
          <text:p text:style-name="P1">均衡器</text:p>
        </draw:rect>
        <draw:line draw:style-name="gr2" draw:text-style-name="P1" draw:layer="layout" svg:x1="11.7cm" svg:y1="7cm" svg:x2="8.8cm" svg:y2="7cm">
          <text:p/>
        </draw:line>
        <draw:rect draw:style-name="gr1" draw:text-style-name="P1" draw:layer="layout" svg:width="4.6cm" svg:height="2.2cm" svg:x="4.2cm" svg:y="6cm">
          <text:p text:style-name="P1">解调器</text:p>
        </draw:rect>
        <draw:line draw:style-name="gr2" draw:text-style-name="P1" draw:layer="layout" svg:x1="6.5cm" svg:y1="8.2cm" svg:x2="6.5cm" svg:y2="11.5cm">
          <text:p/>
        </draw:line>
        <draw:rect draw:style-name="gr1" draw:text-style-name="P1" draw:layer="layout" svg:width="4.7cm" svg:height="2.3cm" svg:x="4.2cm" svg:y="11.5cm">
          <text:p text:style-name="P1">反扰码器</text:p>
        </draw:rect>
        <draw:line draw:style-name="gr2" draw:text-style-name="P1" draw:layer="layout" svg:x1="8.9cm" svg:y1="12.6cm" svg:x2="12.1cm" svg:y2="12.6cm">
          <text:p/>
        </draw:line>
        <draw:rect draw:style-name="gr1" draw:text-style-name="P1" draw:layer="layout" svg:width="5.4cm" svg:height="2.4cm" svg:x="12.1cm" svg:y="11.3cm">
          <text:p text:style-name="P1">译码器</text:p>
        </draw:rect>
        <draw:line draw:style-name="gr2" draw:text-style-name="P1" draw:layer="layout" svg:x1="17.5cm" svg:y1="12.5cm" svg:x2="23cm" svg:y2="12.5cm">
          <text:p/>
        </draw:line>
        <draw:frame draw:style-name="gr6" draw:layer="layout" svg:width="3.042cm" svg:height="1.472cm" svg:x="18.858cm" svg:y="11.228cm">
          <draw:text-box>
            <text:p>接收数据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周 宇斌</meta:initial-creator>
    <meta:creation-date>2023-05-24T21:11:12.29</meta:creation-date>
    <dc:date>2023-05-24T21:32:54.97</dc:date>
    <dc:creator>周 宇斌</dc:creator>
    <meta:editing-duration>PT21M42S</meta:editing-duration>
    <meta:editing-cycles>3</meta:editing-cycles>
    <meta:generator>OpenOffice/4.1.14$Win32 OpenOffice.org_project/4114m1$Build-9811</meta:generator>
    <meta:document-statistic meta:object-count="23"/>
  </office:meta>
</office:document-meta>
</file>